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45cm" fo:min-width="13.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2.7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4.6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3.75cm" fo:min-width="1.2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1.6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5.5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1.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5.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4.2cm" svg:height="12.7cm" svg:x="8.6cm" svg:y="1.8cm">
          <text:p text:style-name="P1">Sensores.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1.3cm" svg:x="14.1cm" svg:y="8.8cm">
          <text:p text:style-name="P1">ads111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1.8cm" svg:x="6.2cm" svg:y="4.1cm">
          <text:p text:style-name="P1">readSalinity(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cm" svg:height="4cm" svg:x="2.8cm" svg:y="1.2cm">
          <text:p text:style-name="P1">Z</text:p>
          <text:p text:style-name="P1">Z</text:p>
          <text:p text:style-name="P1">Z</text:p>
          <text:p text:style-name="P1">Z</text:p>
          <text:p text:style-name="P1">Z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2cm" svg:y1="4.9cm" svg:x2="11.3cm" svg:y2="4.9cm">
          <text:p/>
        </draw:line>
        <draw:custom-shape draw:style-name="gr6" draw:text-style-name="P2" draw:layer="layout" svg:width="2.1cm" svg:height="1.8cm" svg:x="2.7cm" svg:y="5.5cm">
          <text:p text:style-name="P1">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2cm" svg:y1="5.7cm" svg:x2="4.9cm" svg:y2="5.7cm">
          <text:p/>
        </draw:line>
        <draw:line draw:style-name="gr5" draw:text-style-name="P3" draw:layer="layout" svg:x1="4.6cm" svg:y1="4.4cm" svg:x2="6.2cm" svg:y2="4.4cm">
          <text:p/>
        </draw:line>
        <draw:custom-shape draw:style-name="gr3" draw:text-style-name="P2" draw:layer="layout" svg:width="5.1cm" svg:height="1.8cm" svg:x="6.3cm" svg:y="10.6cm">
          <text:p text:style-name="P1">readHumidity(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cm" svg:height="4cm" svg:x="2.9cm" svg:y="7.7cm">
          <text:p text:style-name="P1">Z</text:p>
          <text:p text:style-name="P1">Z</text:p>
          <text:p text:style-name="P1">Z</text:p>
          <text:p text:style-name="P1">Z</text:p>
          <text:p text:style-name="P1">Z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3cm" svg:y1="11.4cm" svg:x2="11.4cm" svg:y2="11.4cm">
          <text:p/>
        </draw:line>
        <draw:custom-shape draw:style-name="gr6" draw:text-style-name="P2" draw:layer="layout" svg:width="2.1cm" svg:height="1.8cm" svg:x="2.8cm" svg:y="12cm">
          <text:p text:style-name="P1">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7cm" svg:y1="10.9cm" svg:x2="6.3cm" svg:y2="10.9cm">
          <text:p/>
        </draw:line>
        <draw:line draw:style-name="gr5" draw:text-style-name="P3" draw:layer="layout" svg:x1="6.3cm" svg:y1="12.2cm" svg:x2="5cm" svg:y2="12.2cm">
          <text:p/>
        </draw:line>
        <draw:custom-shape draw:style-name="gr3" draw:text-style-name="P2" draw:layer="layout" svg:width="5.1cm" svg:height="1.8cm" svg:x="6.2cm" svg:y="4.1cm">
          <text:p text:style-name="P1">readSalinity(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cm" svg:height="4cm" svg:x="2.8cm" svg:y="1.2cm">
          <text:p text:style-name="P1">Z</text:p>
          <text:p text:style-name="P1">Z</text:p>
          <text:p text:style-name="P1">Z</text:p>
          <text:p text:style-name="P1">Z</text:p>
          <text:p text:style-name="P1">Z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2cm" svg:y1="4.9cm" svg:x2="11.3cm" svg:y2="4.9cm">
          <text:p/>
        </draw:line>
        <draw:custom-shape draw:style-name="gr6" draw:text-style-name="P2" draw:layer="layout" svg:width="2.1cm" svg:height="1.8cm" svg:x="2.7cm" svg:y="5.5cm">
          <text:p text:style-name="P1">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2cm" svg:y1="5.7cm" svg:x2="4.9cm" svg:y2="5.7cm">
          <text:p/>
        </draw:line>
        <draw:line draw:style-name="gr5" draw:text-style-name="P3" draw:layer="layout" svg:x1="4.6cm" svg:y1="4.4cm" svg:x2="6.2cm" svg:y2="4.4cm">
          <text:p/>
        </draw:line>
        <draw:custom-shape draw:style-name="gr7" draw:text-style-name="P2" draw:layer="layout" svg:width="6cm" svg:height="1.8cm" svg:x="19.4cm" svg:y="4.1cm">
          <text:p text:style-name="P1">readTemperature()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9cm" svg:y1="5cm" svg:x2="19.4cm" svg:y2="5cm">
          <text:p/>
        </draw:line>
        <draw:custom-shape draw:style-name="gr8" draw:text-style-name="P2" draw:layer="layout" svg:width="1.7cm" svg:height="2.1cm" svg:x="26.7cm" svg:y="2.7cm">
          <text:p text:style-name="P1">Z</text:p>
          <text:p text:style-name="P1">Z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6.7cm" svg:y1="4.4cm" svg:x2="25.5cm" svg:y2="4.4cm">
          <text:p/>
        </draw:line>
        <draw:custom-shape draw:style-name="gr6" draw:text-style-name="P2" draw:layer="layout" svg:width="2.1cm" svg:height="1.8cm" svg:x="26.4cm" svg:y="5.4cm">
          <text:p text:style-name="P1">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5.4cm" svg:y1="5.6cm" svg:x2="26.4cm" svg:y2="5.6cm">
          <text:p/>
        </draw:line>
        <draw:custom-shape draw:style-name="gr9" draw:text-style-name="P2" draw:layer="layout" svg:width="6.4cm" svg:height="1.8cm" svg:x="19.1cm" svg:y="8.2cm">
          <text:p text:style-name="P1">printSensorReading()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6cm" svg:y1="9.3cm" svg:x2="19.1cm" svg:y2="9.3cm">
          <text:p/>
        </draw:line>
        <draw:custom-shape draw:style-name="gr6" draw:text-style-name="P2" draw:layer="layout" svg:width="2.1cm" svg:height="1.8cm" svg:x="26.4cm" svg:y="7.5cm">
          <text:p text:style-name="P1">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6.4cm" svg:y1="8.6cm" svg:x2="25.4cm" svg:y2="8.6cm">
          <text:p/>
        </draw:line>
        <draw:custom-shape draw:style-name="gr6" draw:text-style-name="P2" draw:layer="layout" svg:width="2.1cm" svg:height="1.8cm" svg:x="26.4cm" svg:y="9.5cm">
          <text:p text:style-name="P1">[char]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6.4cm" svg:y1="9.7cm" svg:x2="25.4cm" svg:y2="9.7cm">
          <text:p/>
        </draw:line>
        <draw:custom-shape draw:style-name="gr9" draw:text-style-name="P2" draw:layer="layout" svg:width="6.4cm" svg:height="1.8cm" svg:x="19.2cm" svg:y="12.1cm">
          <text:p text:style-name="P1">safeValues()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7cm" svg:y1="13.2cm" svg:x2="19.2cm" svg:y2="13.2cm">
          <text:p/>
        </draw:line>
        <draw:custom-shape draw:style-name="gr6" draw:text-style-name="P2" draw:layer="layout" svg:width="2.1cm" svg:height="1.8cm" svg:x="26.6cm" svg:y="12cm">
          <text:p text:style-name="P1">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6.6cm" svg:y1="13.1cm" svg:x2="25.6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6T11:49:37.720000000</meta:creation-date>
    <dc:date>2019-11-16T12:19:30.583000000</dc:date>
    <meta:editing-duration>PT2M30S</meta:editing-duration>
    <meta:editing-cycles>1</meta:editing-cycles>
    <meta:document-statistic meta:object-count="36"/>
    <meta:generator>LibreOffice/6.2.5.2$Windows_X86_64 LibreOffice_project/1ec314fa52f458adc18c4f025c545a4e8b22c159</meta:generator>
  </office:meta>
</office:document-meta>
</file>